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1" svg:font-family="Times, serif"/>
    <style:font-face style:name="Liberation Sans1" svg:font-family="'Liberation Sans'" style:font-pitch="variable"/>
    <style:font-face style:name="Times" svg:font-family="Times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miter" draw:fill="none"/>
    </style:style>
    <style:style style:name="gr2" style:family="graphic" style:parent-style-name="standard">
      <style:graphic-properties draw:stroke="solid" svg:stroke-width="0.035cm" svg:stroke-color="#000000" draw:stroke-linejoin="miter" draw:fill="none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draw:textarea-horizontal-align="left" draw:auto-grow-width="true" fo:min-height="0.56cm" fo:min-width="4.01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auto-grow-width="true" fo:min-height="0.559cm" fo:min-width="1.027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auto-grow-width="true" fo:min-height="0.559cm" fo:min-width="1.33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auto-grow-width="true" fo:min-height="0.559cm" fo:min-width="0.58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auto-grow-width="true" fo:min-height="0.559cm" fo:min-width="0.796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auto-grow-width="true" fo:min-height="0.56cm" fo:min-width="1.02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auto-grow-width="true" fo:min-height="0.559cm" fo:min-width="1.2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auto-grow-width="true" fo:min-height="0.559cm" fo:min-width="1.387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auto-grow-width="true" fo:min-height="0.559cm" fo:min-width="2.9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auto-grow-width="true" fo:min-height="0.559cm" fo:min-width="1.09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auto-grow-width="true" fo:min-height="0.56cm" fo:min-width="1.3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auto-grow-width="true" fo:min-height="0.559cm" fo:min-width="0.69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auto-grow-width="true" fo:min-height="0.56cm" fo:min-width="1.02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auto-grow-width="true" fo:min-height="0.559cm" fo:min-width="0.76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auto-grow-width="true" fo:min-height="0.559cm" fo:min-width="0.973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auto-grow-width="true" fo:min-height="0.559cm" fo:min-width="1.23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auto-grow-width="true" fo:min-height="0.559cm" fo:min-width="1.388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auto-grow-width="true" fo:min-height="0.56cm" fo:min-width="2.1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auto-grow-width="true" fo:min-height="0.559cm" fo:min-width="2.276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auto-grow-width="true" fo:min-height="0.559cm" fo:min-width="2.847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auto-grow-width="true" fo:min-height="0.559cm" fo:min-width="2.326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auto-grow-width="true" fo:min-height="0.56cm" fo:min-width="3.7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auto-grow-width="true" fo:min-height="0.56cm" fo:min-width="1.35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auto-grow-width="true" fo:min-height="0.559cm" fo:min-width="1.026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auto-grow-width="true" fo:min-height="0.559cm" fo:min-width="0.76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auto-grow-width="true" fo:min-height="0.559cm" fo:min-width="0.97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auto-grow-width="true" fo:min-height="0.56cm" fo:min-width="1.2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auto-grow-width="true" fo:min-height="0.559cm" fo:min-width="2.275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auto-grow-width="true" fo:min-height="0.559cm" fo:min-width="3.046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auto-grow-width="true" fo:min-height="0.559cm" fo:min-width="2.231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auto-grow-width="true" fo:min-height="0.56cm" fo:min-width="4.07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auto-grow-width="true" fo:min-height="0.56cm" fo:min-width="3.484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auto-grow-width="true" fo:min-height="0.559cm" fo:min-width="1.09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auto-grow-width="true" fo:min-height="0.559cm" fo:min-width="1.359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auto-grow-width="true" fo:min-height="0.56cm" fo:min-width="0.765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/>
    </style:style>
    <style:style style:name="T1" style:family="text">
      <style:text-properties fo:font-variant="normal" fo:text-transform="none" fo:color="#000000" style:font-name="Times1" fo:font-size="14pt" fo:font-style="norma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21.943cm" svg:height="18.556cm" svg:x="0cm" svg:y="0cm" svg:viewBox="0 0 21944 18557" draw:points="0,18557 0,0 21944,0 21944,18557">
          <text:p/>
        </draw:polygon>
        <draw:g>
          <draw:line draw:style-name="gr2" draw:text-style-name="P1" draw:layer="layout" svg:x1="3.175cm" svg:y1="5.574cm" svg:x2="7.542cm" svg:y2="5.574cm">
            <text:p/>
          </draw:line>
          <draw:g>
            <draw:g>
              <draw:line draw:style-name="gr2" draw:text-style-name="P1" draw:layer="layout" svg:x1="3.267cm" svg:y1="8.785cm" svg:x2="7.634cm" svg:y2="8.785cm">
                <text:p/>
              </draw:line>
              <draw:line draw:style-name="gr2" draw:text-style-name="P1" draw:layer="layout" svg:x1="3.267cm" svg:y1="9.571cm" svg:x2="7.634cm" svg:y2="9.571cm">
                <text:p/>
              </draw:line>
            </draw:g>
            <draw:g>
              <draw:path draw:style-name="gr2" draw:text-style-name="P1" draw:layer="layout" svg:width="3.878cm" svg:height="4.03cm" svg:x="10.613cm" svg:y="1.524cm" svg:viewBox="0 0 3879 4031" svg:d="M391 4031h3097c195 0 391-197 391-393v-3245c0-196-196-393-391-393h-3097c-195 0-391 197-391 393v3245c0 196 196 393 391 393z">
                <text:p/>
              </draw:path>
              <draw:g>
                <draw:path draw:style-name="gr2" draw:text-style-name="P1" draw:layer="layout" svg:width="4.367cm" svg:height="5.504cm" svg:x="3.267cm" svg:y="4.82cm" svg:viewBox="0 0 4368 5505" svg:d="M391 5505h3585c196 0 392-197 392-393v-4719c0-196-196-393-392-393h-3585c-195 0-391 197-391 393v4719c0 196 196 393 391 393z">
                  <text:p/>
                </draw:path>
                <draw:g>
                  <draw:path draw:style-name="gr2" draw:text-style-name="P1" draw:layer="layout" svg:width="3.357cm" svg:height="7.961cm" svg:x="14.839cm" svg:y="6.673cm" svg:viewBox="0 0 3358 7962" svg:d="M391 7962h2575c196 0 392-197 392-393v-7176c0-196-196-393-392-393h-2575c-195 0-391 197-391 393v7176c0 196 196 393 391 393z">
                    <text:p/>
                  </draw:path>
                  <draw:line draw:style-name="gr2" draw:text-style-name="P1" draw:layer="layout" svg:x1="14.839cm" svg:y1="7.428cm" svg:x2="18.196cm" svg:y2="7.428cm">
                    <text:p/>
                  </draw:line>
                  <draw:line draw:style-name="gr2" draw:text-style-name="P1" draw:layer="layout" svg:x1="14.839cm" svg:y1="11.13cm" svg:x2="18.196cm" svg:y2="11.13cm">
                    <text:p/>
                  </draw:line>
                  <draw:line draw:style-name="gr2" draw:text-style-name="P1" draw:layer="layout" svg:x1="14.839cm" svg:y1="11.916cm" svg:x2="18.196cm" svg:y2="11.916cm">
                    <text:p/>
                  </draw:line>
                  <draw:path draw:style-name="gr2" draw:text-style-name="P1" draw:layer="layout" svg:width="4.073cm" svg:height="7.47cm" svg:x="7.444cm" svg:y="10.927cm" svg:viewBox="0 0 4074 7471" svg:d="M391 7471h3292c196 0 391-197 391-393v-6685c0-196-195-393-391-393h-3292c-195 0-391 197-391 393v6685c0 196 196 393 391 393z">
                    <text:p/>
                  </draw:path>
                  <draw:line draw:style-name="gr2" draw:text-style-name="P1" draw:layer="layout" svg:x1="7.444cm" svg:y1="11.681cm" svg:x2="11.517cm" svg:y2="11.681cm">
                    <text:p/>
                  </draw:line>
                  <draw:line draw:style-name="gr2" draw:text-style-name="P1" draw:layer="layout" svg:x1="7.444cm" svg:y1="15.383cm" svg:x2="11.517cm" svg:y2="15.383cm">
                    <text:p/>
                  </draw:line>
                  <draw:line draw:style-name="gr2" draw:text-style-name="P1" draw:layer="layout" svg:x1="7.444cm" svg:y1="16.169cm" svg:x2="11.517cm" svg:y2="16.169cm">
                    <text:p/>
                  </draw:line>
                  <draw:path draw:style-name="gr2" draw:text-style-name="P1" draw:layer="layout" svg:width="4.432cm" svg:height="3.079cm" svg:x="8.77cm" svg:y="7.552cm" svg:viewBox="0 0 4433 3080" svg:d="M391 3080h3651c196 0 391-196 391-392v-2295c0-196-195-393-391-393h-3651c-195 0-391 197-391 393v2295c0 196 196 392 391 392z">
                    <text:p/>
                  </draw:path>
                  <draw:line draw:style-name="gr2" draw:text-style-name="P1" draw:layer="layout" svg:x1="8.77cm" svg:y1="8.306cm" svg:x2="13.202cm" svg:y2="8.306cm">
                    <text:p/>
                  </draw:line>
                  <draw:line draw:style-name="gr2" draw:text-style-name="P1" draw:layer="layout" svg:x1="8.77cm" svg:y1="9.092cm" svg:x2="13.202cm" svg:y2="9.092cm">
                    <text:p/>
                  </draw:line>
                  <draw:line draw:style-name="gr2" draw:text-style-name="P1" draw:layer="layout" svg:x1="8.77cm" svg:y1="9.878cm" svg:x2="13.202cm" svg:y2="9.878cm">
                    <text:p/>
                  </draw:line>
                  <draw:path draw:style-name="gr2" draw:text-style-name="P1" draw:layer="layout" svg:width="1.132cm" svg:height="0.31cm" svg:x="7.635cm" svg:y="8.172cm" svg:viewBox="0 0 1133 311" svg:d="M1133 311c-373-102-761-209-1133-311">
                    <text:p/>
                  </draw:path>
                  <draw:path draw:style-name="gr2" draw:text-style-name="P1" draw:layer="layout" svg:width="1.631cm" svg:height="0.461cm" svg:x="13.204cm" svg:y="9.719cm" svg:viewBox="0 0 1632 462" svg:d="M0 0c544 154 1118 316 1632 462">
                    <text:p/>
                  </draw:path>
                  <draw:path draw:style-name="gr2" draw:text-style-name="P1" draw:layer="layout" svg:width="0.075cm" svg:height="0.277cm" svg:x="10.493cm" svg:y="10.644cm" svg:viewBox="0 0 76 278" svg:d="M76 0c-25 90-50 183-76 278">
                    <text:p/>
                  </draw:path>
                  <draw:line draw:style-name="gr2" draw:text-style-name="P1" draw:layer="layout" svg:x1="10.613cm" svg:y1="2.278cm" svg:x2="14.491cm" svg:y2="2.278cm">
                    <text:p/>
                  </draw:line>
                  <draw:line draw:style-name="gr2" draw:text-style-name="P1" draw:layer="layout" svg:x1="10.613cm" svg:y1="4.015cm" svg:x2="14.491cm" svg:y2="4.015cm">
                    <text:p/>
                  </draw:line>
                  <draw:line draw:style-name="gr2" draw:text-style-name="P1" draw:layer="layout" svg:x1="10.613cm" svg:y1="4.801cm" svg:x2="14.491cm" svg:y2="4.801cm">
                    <text:p/>
                  </draw:line>
                  <draw:path draw:style-name="gr2" draw:text-style-name="P1" draw:layer="layout" svg:width="0.561cm" svg:height="1.99cm" svg:x="11.422cm" svg:y="5.556cm" svg:viewBox="0 0 562 1991" svg:d="M0 1991c174-617 376-1334 562-1991">
                    <text:p/>
                  </draw:path>
                  <draw:frame draw:style-name="gr3" draw:text-style-name="P3" draw:layer="layout" svg:width="4.345cm" svg:height="0.602cm" svg:x="3.51cm" svg:y="5.012cm">
                    <draw:text-box>
                      <text:p text:style-name="P2"><text:span text:style-name="T1">StaticPagesController</text:span></text:p>
                    </draw:text-box>
                  </draw:frame>
                  <draw:frame draw:style-name="gr4" draw:text-style-name="P5" draw:layer="layout" svg:width="1.111cm" svg:height="0.602cm" svg:x="3.528cm" svg:y="5.767cm">
                    <draw:text-box>
                      <text:p text:style-name="P4"><text:span text:style-name="T1">about</text:span></text:p>
                    </draw:text-box>
                  </draw:frame>
                  <draw:frame draw:style-name="gr5" draw:text-style-name="P5" draw:layer="layout" svg:width="1.441cm" svg:height="0.602cm" svg:x="3.528cm" svg:y="6.258cm">
                    <draw:text-box>
                      <text:p text:style-name="P4"><text:span text:style-name="T1">contact</text:span></text:p>
                    </draw:text-box>
                  </draw:frame>
                  <draw:frame draw:style-name="gr6" draw:text-style-name="P5" draw:layer="layout" svg:width="0.637cm" svg:height="0.602cm" svg:x="3.528cm" svg:y="6.75cm">
                    <draw:text-box>
                      <text:p text:style-name="P4"><text:span text:style-name="T1">faq</text:span></text:p>
                    </draw:text-box>
                  </draw:frame>
                  <draw:frame draw:style-name="gr7" draw:text-style-name="P5" draw:layer="layout" svg:width="0.861cm" svg:height="0.602cm" svg:x="3.528cm" svg:y="7.241cm">
                    <draw:text-box>
                      <text:p text:style-name="P4"><text:span text:style-name="T1">help</text:span></text:p>
                    </draw:text-box>
                  </draw:frame>
                  <draw:frame draw:style-name="gr8" draw:text-style-name="P5" draw:layer="layout" svg:width="1.107cm" svg:height="0.602cm" svg:x="3.528cm" svg:y="7.732cm">
                    <draw:text-box>
                      <text:p text:style-name="P4"><text:span text:style-name="T1">home</text:span></text:p>
                    </draw:text-box>
                  </draw:frame>
                  <draw:frame draw:style-name="gr9" draw:text-style-name="P5" draw:layer="layout" svg:width="1.336cm" svg:height="0.602cm" svg:x="3.528cm" svg:y="8.224cm">
                    <draw:text-box>
                      <text:p text:style-name="P4"><text:span text:style-name="T1">signup</text:span></text:p>
                    </draw:text-box>
                  </draw:frame>
                  <draw:frame draw:style-name="gr10" draw:text-style-name="P5" draw:layer="layout" svg:width="1.501cm" svg:height="0.602cm" svg:x="3.528cm" svg:y="9.763cm">
                    <draw:text-box>
                      <text:p text:style-name="P4"><text:span text:style-name="T1">_layout</text:span></text:p>
                    </draw:text-box>
                  </draw:frame>
                  <draw:frame draw:style-name="gr11" draw:text-style-name="P3" draw:layer="layout" svg:width="3.181cm" svg:height="0.602cm" svg:x="15.038cm" svg:y="6.866cm">
                    <draw:text-box>
                      <text:p text:style-name="P2"><text:span text:style-name="T1">UsersController</text:span></text:p>
                    </draw:text-box>
                  </draw:frame>
                  <draw:frame draw:style-name="gr12" draw:text-style-name="P5" draw:layer="layout" svg:width="1.187cm" svg:height="0.602cm" svg:x="15.099cm" svg:y="7.619cm">
                    <draw:text-box>
                      <text:p text:style-name="P4"><text:span text:style-name="T1">create</text:span></text:p>
                    </draw:text-box>
                  </draw:frame>
                  <draw:frame draw:style-name="gr13" draw:text-style-name="P5" draw:layer="layout" svg:width="1.471cm" svg:height="0.602cm" svg:x="15.099cm" svg:y="8.11cm">
                    <draw:text-box>
                      <text:p text:style-name="P4"><text:span text:style-name="T1">destroy</text:span></text:p>
                    </draw:text-box>
                  </draw:frame>
                  <draw:frame draw:style-name="gr14" draw:text-style-name="P5" draw:layer="layout" svg:width="0.751cm" svg:height="0.602cm" svg:x="15.099cm" svg:y="8.602cm">
                    <draw:text-box>
                      <text:p text:style-name="P4"><text:span text:style-name="T1">edit</text:span></text:p>
                    </draw:text-box>
                  </draw:frame>
                  <draw:frame draw:style-name="gr15" draw:text-style-name="P5" draw:layer="layout" svg:width="1.111cm" svg:height="0.602cm" svg:x="15.099cm" svg:y="9.093cm">
                    <draw:text-box>
                      <text:p text:style-name="P4"><text:span text:style-name="T1">index</text:span></text:p>
                    </draw:text-box>
                  </draw:frame>
                  <draw:frame draw:style-name="gr16" draw:text-style-name="P5" draw:layer="layout" svg:width="0.828cm" svg:height="0.602cm" svg:x="15.099cm" svg:y="9.585cm">
                    <draw:text-box>
                      <text:p text:style-name="P4"><text:span text:style-name="T1">new</text:span></text:p>
                    </draw:text-box>
                  </draw:frame>
                  <draw:frame draw:style-name="gr17" draw:text-style-name="P5" draw:layer="layout" svg:width="1.052cm" svg:height="0.602cm" svg:x="15.099cm" svg:y="10.076cm">
                    <draw:text-box>
                      <text:p text:style-name="P4"><text:span text:style-name="T1">show</text:span></text:p>
                    </draw:text-box>
                  </draw:frame>
                  <draw:frame draw:style-name="gr18" draw:text-style-name="P5" draw:layer="layout" svg:width="1.331cm" svg:height="0.602cm" svg:x="15.099cm" svg:y="10.568cm">
                    <draw:text-box>
                      <text:p text:style-name="P4"><text:span text:style-name="T1">update</text:span></text:p>
                    </draw:text-box>
                  </draw:frame>
                  <draw:frame draw:style-name="gr19" draw:text-style-name="P5" draw:layer="layout" svg:width="1.501cm" svg:height="0.602cm" svg:x="15.099cm" svg:y="12.108cm">
                    <draw:text-box>
                      <text:p text:style-name="P4"><text:span text:style-name="T1">_layout</text:span></text:p>
                    </draw:text-box>
                  </draw:frame>
                  <draw:frame draw:style-name="gr20" draw:text-style-name="P5" draw:layer="layout" svg:width="2.326cm" svg:height="0.602cm" svg:x="15.099cm" svg:y="12.599cm">
                    <draw:text-box>
                      <text:p text:style-name="P4"><text:span text:style-name="T1">admin_user</text:span></text:p>
                    </draw:text-box>
                  </draw:frame>
                  <draw:frame draw:style-name="gr21" draw:text-style-name="P5" draw:layer="layout" svg:width="2.462cm" svg:height="0.602cm" svg:x="15.099cm" svg:y="13.091cm">
                    <draw:text-box>
                      <text:p text:style-name="P4"><text:span text:style-name="T1">correct_user</text:span></text:p>
                    </draw:text-box>
                  </draw:frame>
                  <draw:frame draw:style-name="gr22" draw:text-style-name="P5" draw:layer="layout" svg:width="3.08cm" svg:height="0.602cm" svg:x="15.099cm" svg:y="13.582cm">
                    <draw:text-box>
                      <text:p text:style-name="P4"><text:span text:style-name="T1">logged_in_user</text:span></text:p>
                    </draw:text-box>
                  </draw:frame>
                  <draw:frame draw:style-name="gr23" draw:text-style-name="P5" draw:layer="layout" svg:width="2.517cm" svg:height="0.602cm" svg:x="15.099cm" svg:y="14.074cm">
                    <draw:text-box>
                      <text:p text:style-name="P4"><text:span text:style-name="T1">user_params</text:span></text:p>
                    </draw:text-box>
                  </draw:frame>
                  <draw:frame draw:style-name="gr24" draw:text-style-name="P3" draw:layer="layout" svg:width="4.015cm" svg:height="0.602cm" svg:x="7.634cm" svg:y="11.119cm">
                    <draw:text-box>
                      <text:p text:style-name="P2"><text:span text:style-name="T1">LocationsController</text:span></text:p>
                    </draw:text-box>
                  </draw:frame>
                  <draw:frame draw:style-name="gr12" draw:text-style-name="P5" draw:layer="layout" svg:width="1.187cm" svg:height="0.602cm" svg:x="7.706cm" svg:y="11.873cm">
                    <draw:text-box>
                      <text:p text:style-name="P4"><text:span text:style-name="T1">create</text:span></text:p>
                    </draw:text-box>
                  </draw:frame>
                  <draw:frame draw:style-name="gr25" draw:text-style-name="P5" draw:layer="layout" svg:width="1.471cm" svg:height="0.602cm" svg:x="7.706cm" svg:y="12.364cm">
                    <draw:text-box>
                      <text:p text:style-name="P4"><text:span text:style-name="T1">destroy</text:span></text:p>
                    </draw:text-box>
                  </draw:frame>
                  <draw:frame draw:style-name="gr14" draw:text-style-name="P5" draw:layer="layout" svg:width="0.751cm" svg:height="0.602cm" svg:x="7.706cm" svg:y="12.856cm">
                    <draw:text-box>
                      <text:p text:style-name="P4"><text:span text:style-name="T1">edit</text:span></text:p>
                    </draw:text-box>
                  </draw:frame>
                  <draw:frame draw:style-name="gr26" draw:text-style-name="P5" draw:layer="layout" svg:width="1.111cm" svg:height="0.602cm" svg:x="7.706cm" svg:y="13.347cm">
                    <draw:text-box>
                      <text:p text:style-name="P4"><text:span text:style-name="T1">index</text:span></text:p>
                    </draw:text-box>
                  </draw:frame>
                  <draw:frame draw:style-name="gr27" draw:text-style-name="P5" draw:layer="layout" svg:width="0.828cm" svg:height="0.602cm" svg:x="7.706cm" svg:y="13.839cm">
                    <draw:text-box>
                      <text:p text:style-name="P4"><text:span text:style-name="T1">new</text:span></text:p>
                    </draw:text-box>
                  </draw:frame>
                  <draw:frame draw:style-name="gr28" draw:text-style-name="P5" draw:layer="layout" svg:width="1.052cm" svg:height="0.602cm" svg:x="7.706cm" svg:y="14.33cm">
                    <draw:text-box>
                      <text:p text:style-name="P4"><text:span text:style-name="T1">show</text:span></text:p>
                    </draw:text-box>
                  </draw:frame>
                  <draw:frame draw:style-name="gr29" draw:text-style-name="P5" draw:layer="layout" svg:width="1.331cm" svg:height="0.602cm" svg:x="7.706cm" svg:y="14.821cm">
                    <draw:text-box>
                      <text:p text:style-name="P4"><text:span text:style-name="T1">update</text:span></text:p>
                    </draw:text-box>
                  </draw:frame>
                  <draw:frame draw:style-name="gr10" draw:text-style-name="P5" draw:layer="layout" svg:width="1.501cm" svg:height="0.602cm" svg:x="7.706cm" svg:y="16.362cm">
                    <draw:text-box>
                      <text:p text:style-name="P4"><text:span text:style-name="T1">_layout</text:span></text:p>
                    </draw:text-box>
                  </draw:frame>
                  <draw:frame draw:style-name="gr30" draw:text-style-name="P5" draw:layer="layout" svg:width="2.462cm" svg:height="0.602cm" svg:x="7.706cm" svg:y="16.853cm">
                    <draw:text-box>
                      <text:p text:style-name="P4"><text:span text:style-name="T1">correct_user</text:span></text:p>
                    </draw:text-box>
                  </draw:frame>
                  <draw:frame draw:style-name="gr31" draw:text-style-name="P5" draw:layer="layout" svg:width="3.296cm" svg:height="0.602cm" svg:x="7.706cm" svg:y="17.345cm">
                    <draw:text-box>
                      <text:p text:style-name="P4"><text:span text:style-name="T1">location_params</text:span></text:p>
                    </draw:text-box>
                  </draw:frame>
                  <draw:frame draw:style-name="gr32" draw:text-style-name="P5" draw:layer="layout" svg:width="2.415cm" svg:height="0.602cm" svg:x="7.706cm" svg:y="17.836cm">
                    <draw:text-box>
                      <text:p text:style-name="P4"><text:span text:style-name="T1">set_location</text:span></text:p>
                    </draw:text-box>
                  </draw:frame>
                  <draw:frame draw:style-name="gr33" draw:text-style-name="P3" draw:layer="layout" svg:width="4.405cm" svg:height="0.602cm" svg:x="9.231cm" svg:y="7.744cm">
                    <draw:text-box>
                      <text:p text:style-name="P2"><text:span text:style-name="T1">ApplicationController</text:span></text:p>
                    </draw:text-box>
                  </draw:frame>
                  <draw:frame draw:style-name="gr10" draw:text-style-name="P5" draw:layer="layout" svg:width="1.501cm" svg:height="0.602cm" svg:x="9.031cm" svg:y="10.071cm">
                    <draw:text-box>
                      <text:p text:style-name="P4"><text:span text:style-name="T1">_layout</text:span></text:p>
                    </draw:text-box>
                  </draw:frame>
                  <draw:frame draw:style-name="gr34" draw:text-style-name="P3" draw:layer="layout" svg:width="3.77cm" svg:height="0.602cm" svg:x="10.796cm" svg:y="1.716cm">
                    <draw:text-box>
                      <text:p text:style-name="P2"><text:span text:style-name="T1">SessionsController</text:span></text:p>
                    </draw:text-box>
                  </draw:frame>
                  <draw:frame draw:style-name="gr35" draw:text-style-name="P5" draw:layer="layout" svg:width="1.187cm" svg:height="0.602cm" svg:x="10.874cm" svg:y="2.471cm">
                    <draw:text-box>
                      <text:p text:style-name="P4"><text:span text:style-name="T1">create</text:span></text:p>
                    </draw:text-box>
                  </draw:frame>
                  <draw:frame draw:style-name="gr36" draw:text-style-name="P5" draw:layer="layout" svg:width="1.471cm" svg:height="0.602cm" svg:x="10.874cm" svg:y="2.962cm">
                    <draw:text-box>
                      <text:p text:style-name="P4"><text:span text:style-name="T1">destroy</text:span></text:p>
                    </draw:text-box>
                  </draw:frame>
                  <draw:frame draw:style-name="gr37" draw:text-style-name="P5" draw:layer="layout" svg:width="0.828cm" svg:height="0.602cm" svg:x="10.874cm" svg:y="3.453cm">
                    <draw:text-box>
                      <text:p text:style-name="P4"><text:span text:style-name="T1">new</text:span></text:p>
                    </draw:text-box>
                  </draw:frame>
                  <draw:frame draw:style-name="gr10" draw:text-style-name="P5" draw:layer="layout" svg:width="1.501cm" svg:height="0.602cm" svg:x="10.874cm" svg:y="4.993cm">
                    <draw:text-box>
                      <text:p text:style-name="P4"><text:span text:style-name="T1">_layout</text:span></text:p>
                    </draw:text-box>
                  </draw:frame>
                </draw:g>
              </draw:g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1" svg:font-family="Times, serif"/>
    <style:font-face style:name="Liberation Sans1" svg:font-family="'Liberation Sans'" style:font-pitch="variable"/>
    <style:font-face style:name="Times" svg:font-family="Times, serif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943cm" fo:page-height="18.5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7T16:19:19.682942298</dc:date>
    <meta:editing-duration>PT38M5S</meta:editing-duration>
    <meta:editing-cycles>1</meta:editing-cycles>
    <meta:document-statistic meta:object-count="71"/>
    <meta:generator>LibreOffice/5.1.3.2$Linux_X86_64 LibreOffice_project/10m0$Build-2</meta:generator>
  </office:meta>
</office:document-meta>
</file>